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7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 table:number-columns-spanned="2" table:number-rows-spanned="1">
            <text:p>Время выполнения функции blend_map</text:p>
          </table:table-cell>
          <table:covered-table-cell/>
          <table:table-cell office:value-type="string" calcext:value-type="string" table:number-columns-spanned="2" table:number-rows-spanned="1">
            <text:p>Время выполнения оптимизированной функции blend_map</text:p>
          </table:table-cell>
          <table:covered-table-cell/>
          <table:table-cell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5" office:value-type="string" calcext:value-type="string" table:number-columns-spanned="2" table:number-rows-spanned="1">
            <text:p>0.00148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0.000860</text:p>
          </table:table-cell>
          <table:covered-table-cell table:style-name="ce2"/>
          <table:table-cell table:style-name="ce7" office:value-type="percentage" office:value="0.62" calcext:value-type="percentage">
            <text:p>62,00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6" office:value-type="string" calcext:value-type="string" table:number-columns-spanned="2" table:number-rows-spanned="1">
            <text:p>0.012574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0.011070</text:p>
          </table:table-cell>
          <table:covered-table-cell table:style-name="ce3"/>
          <table:table-cell table:style-name="ce8" office:value-type="percentage" office:value="0.13" calcext:value-type="percentage">
            <text:p>13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.00.0000</text:date>, <text:time style:data-style-name="N2" text:time-value="00:18:00.8020482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16:19.086540811</meta:creation-date>
    <dc:date>2018-03-15T00:22:11.200984582</dc:date>
    <meta:editing-duration>PT3M11S</meta:editing-duration>
    <meta:editing-cycles>4</meta:editing-cycles>
    <meta:generator>LibreOffice/4.2.8.2$Linux_X86_64 LibreOffice_project/420m0$Build-2</meta:generator>
    <meta:document-statistic meta:table-count="1" meta:cell-count="12" meta:object-count="0"/>
  </office:meta>
</office:document-meta>
</file>